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69f1" officeooo:paragraph-rsid="001469f1"/>
    </style:style>
    <style:style style:name="P2" style:family="paragraph" style:parent-style-name="Standard">
      <style:text-properties officeooo:rsid="001469f1" officeooo:paragraph-rsid="001b1b1d"/>
    </style:style>
    <style:style style:name="T1" style:family="text">
      <style:text-properties officeooo:rsid="0019c4e1"/>
    </style:style>
    <style:style style:name="T2" style:family="text">
      <style:text-properties officeooo:rsid="001b1b1d"/>
    </style:style>
    <style:style style:name="T3" style:family="text">
      <style:text-properties officeooo:rsid="001cd965"/>
    </style:style>
    <style:style style:name="T4" style:family="text">
      <style:text-properties officeooo:rsid="001e20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Frau</text:span> <text:span text:style-name="T4">Maus</text:span></text:p>
      <text:p text:style-name="P1"><text:span text:style-name="T4">Tier</text:span><text:span text:style-name="T2">straße</text:span> 25</text:p>
      <text:p text:style-name="P1"><text:span text:style-name="T4">12345</text:span> <text:span text:style-name="T4">Mauserheim</text:span></text:p>
      <text:p text:style-name="P1"/>
      <text:p text:style-name="P1">Sehr geehrte Frau <text:span text:style-name="T4">Maus</text:span>,</text:p>
      <text:p text:style-name="P1"/>
      <text:p text:style-name="P1">am 30.12.2022 waren Sie bei mir in Behandlung. Ihr Vormund, Herr <text:span text:style-name="T4">Katze</text:span>, bat mich um <text:span text:style-name="T4">V</text:span>erschwiegenheit. Ihre Versicherungsnummer KV1346589 habe ich erhalten.</text:p>
      <text:p text:style-name="P1"/>
      <text:p text:style-name="P1">Vielen Dank und mit freundlichen Grüßen</text:p>
      <text:p text:style-name="P1">Bernd Uhu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W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BW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6:25:35.890831811</meta:creation-date>
    <dc:date>2023-12-14T20:37:10.699010427</dc:date>
    <meta:editing-duration>PT34M21S</meta:editing-duration>
    <meta:editing-cycles>9</meta:editing-cycles>
    <meta:generator>LibreOffice/7.6.4.1$Linux_X86_64 LibreOffice_project/60$Build-1</meta:generator>
    <meta:document-statistic meta:table-count="0" meta:image-count="0" meta:object-count="0" meta:page-count="1" meta:paragraph-count="7" meta:word-count="40" meta:character-count="264" meta:non-whitespace-character-count="231"/>
  </office:meta>
</office:document-meta>
</file>